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MatchesTests.simpleFieldPropertyTy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BeanProperties.getCounter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tchesTests.simpleBeanPropertyTy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BeanProperties.getCount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tchesTests.complexBeanProperty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MatchesTests.complexBeanPropertyTy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BeanPropertie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tchesTests.unknownBea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BeanProperties.setCounter2( int counte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BeanPropertie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BeanProperties.setCounter3( int counte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tchesTests.simpleBeanProperty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MatchesTests.severalMatchesBea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BeanProperties.getCount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BeanProperties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tchesTests.simpleFieldProperty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MatchesTests.complexFieldProperty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MatchesTests.severalMatchesFiel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BeanProperties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tchesTests.unknownFiel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MatchesTests.complexFieldPropertyTy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BeanProperties.setCounter1( int counte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